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Slices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ft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twork la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twork layers, upperbound, lowerbo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is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duced std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act timing, better db que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mma 0.2, query delta_time, wait until valid throughput r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dev 250,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dev 250,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mma down to 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dev 2500,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re episo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mma to 0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0:03:10.388146581</meta:creation-date>
    <dc:date>2023-06-19T14:34:55.170734150</dc:date>
    <meta:editing-duration>P1DT10M11S</meta:editing-duration>
    <meta:editing-cycles>2</meta:editing-cycles>
    <meta:generator>LibreOffice/7.3.7.2$Linux_X86_64 LibreOffice_project/30$Build-2</meta:generator>
    <meta:document-statistic meta:table-count="1" meta:cell-count="68" meta:object-count="0"/>
  </office:meta>
</office:document-meta>
</file>